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do-rait ce pays. Ces types avaient beau être ses ennemis héréditaires, à ses yeux voués à devenir leurs esclaves, la jeune femme ne pouvait s'empêcher d'éprouver une forme d'admiration pour toute cette ingéniosité dont ils faisaient preuve pour trouver de nouvelles inventions plus étonnantes les unes que les autres. Depuis le début de son voyage, elle ne s'était pas ennuyée un seul jour, dégottant à chaque fois un petit quelque chose, une nouvelle bricole pour égayer sa journée. Bien souvent, les objets qu'elle récupérait -de gré ou de force, cela va sans dire- étaient pour le moins inutiles. Sans compter que, comme tout bon mage qui se respecte, ils avaient une fâcheuse tendance à provoquer migraines et autres vertiges chez la blondinette, du fait de leur nature diamétralement opposée à la sienne. Magie contre Science. Technologie contre Énergie. Un cercle sans fin qu'Eléonore Steinfort avait décidé d'embrasser dans son ensemble, contrairement à tous ces êtres dotés d'une telle petitesse d'esprit.</text:p>
      <text:p text:style-name="Standard"/>
      <text:p text:style-name="Standard">C'était donc le corps parcouru de frissons de plaisir et la tête de maux que notre ancienne militaire avait transformé ce qui était à l'origine une fuite pour sauver son âme damnée en un voyage inoubliable. Et voilà que, après quelques semaines, elle était arrivée à Alexandria. Joyau de tous les joyaux, capitale de Daënastre, et par extension de la technologie. Il était difficile de décrire l'intensité du sentiment de jouissance qui l'animait au moment où elle avait franchi les portes de la ville. Toujours était-il que des étoiles scintillèrent au fond de ses yeux et que ses narines frémirent comme jamais elles n'avaient frémi jusqu'alors tandis qu'un irrépressible frisson lui secouait l'échine. Une chose était certaine : elle trouverait forcément quelques âmes à torturer ici, de quoi obtenir des informations supplémentaires sur les secrets de la fabrication d'armes -et autres objets plus ou moins utiles- au moyen de la technologie.</text:p>
      <text:p text:style-name="Standard"/>
      <text:p text:style-name="Standard">Bille en tête, Eléonore avait parcouru les vastes rues de la capitale Daënare, s'émerveillant de l'architecture de la ville, si différente de ce dont elle avait l'habitude à My'trä, et des chefs d’œuvre d'ingénierie qui pullulaient ici. Elle était arrivée jusqu'au centre de la ville, où voir la gare, et plus particulièrement un train arriver à quai, avait provoqué en elle un mélange assez inédit entre jouissance extrême et réaction allergique l'obligeant à rendre son quatre heures sur les rails avant de se poser un moment pour reprendre ses esprits, sous le regard médusé des passants. L'Anomalie était finalement repartie pour continuer à arpenter les avenues d'Alexandria, toujours en proie à ce barbouillement et à ces maux de tête auxquels elle commençait à s'habituer -si ce n'était à y prendre goût. Vous avez dit maso ? Peut-être.</text:p>
      <text:p text:style-name="Standard"/>
      <text:p text:style-name="Standard">La nuit était tombée depuis longtemps déjà alors qu'elle marchait toujours. Même dans la vie de tous les jours, les Daënares avaient trouvé des moyens d'améliorer leur quotidien. La jeune femme était en train de fixer l'un de ces grands poteaux en haut desquels un objet produisait de la lumière, éclairant ainsi la rue sans effort, lorsque le fil de ses pensées fut interrompu par un cliquetis métallique caractéristique juste à côté d'elle. Eléonore tourna instantanément la tête, convaincue que seule un objet présentant un grand intérêt à ses yeux pouvait en être responsable. Jackpot. La femme qui venait de la dépasser portait à la ceinture ce qui ressemblait à une « arme à feu » comme les Daënares les appelaient, des armes automatiques d'une puissance imposante. Il ne lui en fallait pas plus. L'esprit déraillé de la Zagashienne vrilla instantanément et une pensée unique s'y imposa : mettre la main sur cette arme et interroger sa porteuse quant à sa provenance. Alors, aussi discrètement qu'elle le pouvait, Eléonore se fondit dans le décor en gardant sa cible des yeux, la prenant en filature à bonne distance. A la première ruelle sombre venue, elle lui sauterait dessus. Un nouveau frisson lui parcourut l'échine dorsale alors le bout de son petit nez tressautait.</text:p>
      <text:p text:style-name="Standard"/>
      <text:p text:style-name="Standard">Elle a-do-rait ce pays.</text:p>
      <text:p text:style-name="P1">Eléonore suivait sa proie du jour à bonne distance. Il était difficile pour elle de contenir son excitation et de ne pas passer à l'action trop tôt, là où des regards indiscrets pourraient l'empêcher de mener à bien son larcin. Elle devait se montrer patiente, attendre le moment opportun, ce qui n'était pas vraiment son point fort, d'autant plus depuis sa transformation en anomalie qui avait exacerbé des aspects de sa personnalité dont elle n'avait même pas connaissance auparavant. Adieu, le flegme et la rigueur militaire. Bonjour, l'énergie dévastatrice et le plaisir d'infliger des sévices. Elle n'avait plus rien à voir avec celle qui était sortie avec brio de l'académie militaire de Shüren.</text:p>
      <text:p text:style-name="Standard"/>
      <text:p text:style-name="Standard">Pour prendre son mal en patience, la jeune femme examina avec soin la femme qu'elle avait prise en filature. Sur bien des aspects les deux demoiselles se ressemblaient. Bien sûr, le fait qu'Eléonore ait une chevelure à la couleur d'un or presque brillant jurait avec celle d'un brun sombre de sa cible. Mais leurs similitudes étaient un peu plus subtiles que cela. Leurs morphologies étaient pratiquement les mêmes -ce qui en soi n'était pas choquant étant donné la normalité dont elle faisait preuve, et elles devaient avoir plus ou moins le même âge. Mais surtout, là où les deux représentantes de la gente féminine étaient semblables, c'était dans leur tenue droite et fière, dans leur manière de marcher presque condescendante. Toutes ces considérations faites, la probabilité qu'elles soient également semblables en caractère était mince, pour ne pas dire inexistante. Et heureusement. Une deuxième Eléonore en liberté aurait probablement signifié la mort de cette période de paix toute relative et l'apparition d'une guerre ouverte sans fin.</text:p>
      <text:p text:style-name="Standard"/>
      <text:p text:style-name="Standard">Après quelques minutes à devoir réprimer ses désirs, la blondinette aperçut ce qui ressemblait fort à une opportunité d'agir. La cible de sa filature s'arrêta soudainement devant un majestueux hôtel. L'adepte de l'Architecte de l'eau en fit de même, son attention invariablement détournée par la prestance du bâtiment auquel elles faisaient face. Il n'y avait pas à dire, les Daënars savaient s'y prendre lorsqu'il s'agissait de construire des choses. Par Dalai, ce que Zagash deviendrait belle lorsque les architectes de ce pays d'hérétiques œuvreraient pour eux. </text:p>
      <text:p text:style-name="Standard"/>
      <text:p text:style-name="Standard">Toujours était-il que l'établissement -d'un standing certain, était vraisemblablement réservé à une clientèle d'un certain niveau. A cette heure tardive de la journée, il n'y avait pas foule aux alentours. Les riches bourgeois qui pouvaient se permettre une chambre ici n'étaient pas le genre à traîner dans les rues la nuit. Non, ce genre là, ça pratique ses vices directement dans la suite réservée à son nom. C'est d'ailleurs notamment grâce à la discrétion dont ils font preuve vis à vis desdits vices que les hôtels de ce type acquièrent une telle renommée. Alors forcément, autour de l'hôtel il n'y a pas grand monde. Un sourire carnassier vint se loger aux coins des lèvres d'Eléonore alors qu'elle faisait un pas hors de la pénombre qui la dissimulait de Ginger jusqu'à présent. Arrivant dans le dos de celle-ci, elle se mit en action en un éclair. </text:p>
      <text:p text:style-name="Standard"/>
      <text:p text:style-name="Standard">Le pommeau de son poignard s’abattit sur la tempe de la détective dont la garde était baissée, l'assommant sur le coup. La petite blonde s'affaira à retenir le corps de sa victime avant qu'elle ne heurte le sol bétonné et entreprit de la transporter à l'intérieur de l'hôtel, passant un de ses bras autour de son propre cou comme si elles étaient deux camarades de beuverie qui auraient bu un canon de trop. Elle fouilla un moment le manteau de Ginger pour en tirer un portefeuille puis se mit en marche dans un grognement d'effort. Une fois à l'intérieur de l'établissement -aussi somptueux soit dit en passant que sa façade, l'anomalie se dirigea avec assurance vers l'accueil. L'important, c'était d'y croire. De cette manière, il y avait une chance pour que le personnel y croit également. Sortant son plus beau sourire -un peu effrayant si on y regardait de plus près, Eléonore s'adressa au majordome à l'accueil, un garçon à l'air un peu simplet qui flottait dans son uniforme trop grand. </text:p>
      <text:p text:style-name="Standard"/>
      <text:p text:style-name="Standard">-Mon amie a un peu trop bu, et elle habite à l'autre bout de la ville. Il nous faudrait une chambre pour pouvoir repartir demain matin dans de meilleures conditions.</text:p>
      <text:p text:style-name="Standard"/>
      <text:p text:style-name="Standard">-Je euh... </text:p>
      <text:p text:style-name="Standard"><text:soft-page-break/></text:p>
      <text:p text:style-name="Standard">L'employé semblait hésitant, et cela se comprenait. Difficile de faire confiance à deux femmes au style bien éloigné de celui de ses clients habituels, d'autant plus lorsque l'une d'entre elles était inconsciente. Le sourire d'Eléonore s'élargit encore un peu alors qu'elle tirait une poignée de pièces du portefeuille qu'elle venait d'« emprunter » à Ginger pour les mettre directement dans la main du groom, faisant virer ses joues au pourpre quasi instantanément. </text:p>
      <text:p text:style-name="Standard"/>
      <text:p text:style-name="Standard">-Cela restera bien évidemment entre vous et moi, fit-elle en lui adressant un clin d’œil évocateur.</text:p>
      <text:p text:style-name="Standard"/>
      <text:p text:style-name="Standard">Après une hésitation, l'employé fit un hochement de tête puis décrocha l'une des clefs du tableau derrière lui pour la tendre à la blondinette qui eut toutes les peines du monde à contenir son excitation et à ne pas exploser de joie. Elle prit la direction qu'on lui avait indiquée pour rejoindre leur suite, non sans avoir au préalable demandé un coup de main pour porter son fardeau. Après tout, elle n'était plus à ça près. Une fois certaines qu'elles étaient seules, l'anomalie put se mettre au travail. Elle traîna Ginger dans la salle de bain et l'attacha à une chaise, en prenant bien soin de la dépouiller de toutes ses possessions potentiellement dangereuses. Si cet hôtel méritait sa réputation, il devait forcément y avoir... Oui. La Zagashienne sourit de plus bel en voyant la cuve d'eau chaude qui les attendait bien sagement au milieu de la pièce. Elle allait cependant détourner l'utilisation première de cette baignoire pour l'occasion. Si tout se passait bien, la jeune femme pourrait se relaxer après son « interrogatoire ». En attendant...</text:p>
      <text:p text:style-name="Standard"/>
      <text:p text:style-name="Standard">Une petite quantité d'eau s'envola du bac pour se diriger vers le corps toujours inconscient de la détective privée. Utiliser les pouvoirs que lui avait offerts Dalai dans un environnement aussi pollué par la technologie était bien plus coûteux que d'ordinaire, mais Eléonore n'aurait pas besoin de déployer toute l'étendue de ses talents donc cela suffirait amplement. La flaque de liquide volante plana pendant quelques secondes avant de venir recouvrir le nez et la bouche de Ginger. Les légendes disent que la mort par noyade fait partie des plus douloureuses et angoissantes. Alors se réveiller d'un méchant coup sur la tête en ayant l'impression de suffoquer sous l'eau devait être une sensation à vous rendre fou. Lorsque sa prisonnière reprit connaissance, Eléonore laissa retomber la flaque, libérant ainsi ses poumons de l'emprise du liquide cristallin, et l'accueillit avec un large sourire.</text:p>
      <text:p text:style-name="Standard"/>
      <text:p text:style-name="Standard">-Salut, ma jolie. On va avoir une petite discussion toi et moi. Elle pointa le revolver qu'elle lui avait pris un peu plus tôt. Dis moi tout ce que tu sais sur ces armes. Comment ça marche ? Comment elles sont fabriquées ? Je veux [i]tout[/i] sav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7T22:25:04.37</meta:creation-date>
    <dc:date>2018-01-22T17:30:53.93</dc:date>
    <meta:editing-duration>PT11H13M2S</meta:editing-duration>
    <meta:editing-cycles>285</meta:editing-cycles>
    <meta:generator>OpenOffice/4.1.3$Win32 OpenOffice.org_project/413m1$Build-9783</meta:generator>
    <meta:document-statistic meta:table-count="0" meta:image-count="0" meta:object-count="0" meta:page-count="3" meta:paragraph-count="17" meta:word-count="1830" meta:character-count="11234"/>
  </office:meta>
</office:document-meta>
</file>